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d954" officeooo:paragraph-rsid="001ed954"/>
    </style:style>
    <style:style style:name="P2" style:family="paragraph" style:parent-style-name="Standard">
      <style:text-properties fo:language="el" fo:country="GR" officeooo:rsid="0024840d" officeooo:paragraph-rsid="0024840d"/>
    </style:style>
    <style:style style:name="P3" style:family="paragraph" style:parent-style-name="Standard">
      <style:text-properties fo:language="en" fo:country="US" officeooo:rsid="0021db99" officeooo:paragraph-rsid="0021db99"/>
    </style:style>
    <style:style style:name="P4" style:family="paragraph" style:parent-style-name="Standard">
      <style:text-properties fo:language="en" fo:country="US" officeooo:rsid="00228b53" officeooo:paragraph-rsid="0021db99"/>
    </style:style>
    <style:style style:name="P5" style:family="paragraph" style:parent-style-name="Standard">
      <style:text-properties fo:language="en" fo:country="US" officeooo:rsid="00228b53" officeooo:paragraph-rsid="0024840d"/>
    </style:style>
    <style:style style:name="P6" style:family="paragraph" style:parent-style-name="Standard">
      <style:text-properties fo:language="en" fo:country="US" officeooo:rsid="0024fddb" officeooo:paragraph-rsid="0024fddb"/>
    </style:style>
    <style:style style:name="P7" style:family="paragraph" style:parent-style-name="Standard">
      <style:text-properties fo:language="en" fo:country="US" officeooo:rsid="001ed954" officeooo:paragraph-rsid="001ed954"/>
    </style:style>
    <style:style style:name="P8" style:family="paragraph" style:parent-style-name="Standard">
      <style:text-properties fo:language="en" fo:country="US" officeooo:rsid="0020502e" officeooo:paragraph-rsid="001ed954"/>
    </style:style>
    <style:style style:name="P9" style:family="paragraph" style:parent-style-name="Standard">
      <style:text-properties fo:language="en" fo:country="US" officeooo:rsid="0024840d" officeooo:paragraph-rsid="0024840d"/>
    </style:style>
    <style:style style:name="P10" style:family="paragraph" style:parent-style-name="Standard">
      <style:text-properties fo:language="en" fo:country="US" officeooo:rsid="0027853c" officeooo:paragraph-rsid="00275bf5"/>
    </style:style>
    <style:style style:name="P11" style:family="paragraph" style:parent-style-name="Standard">
      <style:text-properties fo:language="el" fo:country="GR" officeooo:rsid="0024840d" officeooo:paragraph-rsid="0024840d"/>
    </style:style>
    <style:style style:name="P12" style:family="paragraph" style:parent-style-name="Standard">
      <style:text-properties officeooo:rsid="00275bf5" officeooo:paragraph-rsid="00275bf5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20502e"/>
    </style:style>
    <style:style style:name="T3" style:family="text">
      <style:text-properties fo:language="el" fo:country="GR" officeooo:rsid="0024840d"/>
    </style:style>
    <style:style style:name="T4" style:family="text">
      <style:text-properties fo:language="el" fo:country="GR" officeooo:rsid="00265d8a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0502e"/>
    </style:style>
    <style:style style:name="T7" style:family="text">
      <style:text-properties officeooo:rsid="002484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ia Kampaki 3221</text:p>
      <text:p text:style-name="P1">Yiannis Psaradakis 3294</text:p>
      <text:p text:style-name="P1"/>
      <text:p text:style-name="P1"/>
      <text:p text:style-name="P1"/>
      <text:p text:style-name="P1"/>
      <text:p text:style-name="P1">1.</text:p>
      <text:p text:style-name="P1"/>
      <text:p text:style-name="P1"><text:s text:c="2"/>i.g[n]=w[n-1] – a*x[n]</text:p>
      <text:p text:style-name="P1"><text:s text:c="4"/>w[n] = x[n] + ay[n]</text:p>
      <text:p text:style-name="P1"/>
      <text:p text:style-name="P1">ii. Y(z)= -a*X(z) + z^(-1)W(z) <text:s/><text:span text:style-name="T1">(1)</text:span></text:p>
      <text:p text:style-name="P1"><text:s text:c="5"/>W(z)= X(z) + aY(z)<text:tab/> (2)</text:p>
      <text:p text:style-name="P1"/>
      <text:p text:style-name="P1"><text:s text:c="5"/>H(z)= -a*+z^(-1) W(z)/X(z) <text:s/><text:span text:style-name="T5">(3)</text:span> <text:s text:c="3"/>(<text:span text:style-name="T5">dividing (1) with X(z))</text:span></text:p>
      <text:p text:style-name="P7"/>
      <text:p text:style-name="P7"><text:s text:c="4"/>W(z)/X(z) = 1 + aH(z) <text:s text:c="14"/>(dividing (2) with X(z))</text:p>
      <text:p text:style-name="P7"/>
      <text:p text:style-name="P7"><text:s text:c="2"/>So now (3) becomes <text:s text:c="3"/></text:p>
      <text:p text:style-name="P7"><text:tab/><text:tab/><text:tab/> <text:s text:c="2"/>H(z) = -a* + z^-1(1+aH(z))</text:p>
      <text:p text:style-name="P7"><text:tab/><text:tab/><text:tab/> <text:s text:c="2"/>H(z) = - a* + z^-1 +az^(-1)H(z)</text:p>
      <text:p text:style-name="P1"><text:span text:style-name="T5"><text:tab/><text:tab/><text:tab/> <text:s text:c="2"/>H(z)=(-a*+z^(-1))/1-az^(-1) <text:s/>= </text:span><text:span text:style-name="T6">(</text:span><text:span text:style-name="T5">-re(j</text:span><text:span text:style-name="T1">θ) + </text:span><text:span text:style-name="T5">z^(-1)</text:span><text:span text:style-name="T6">)</text:span><text:span text:style-name="T5">/</text:span><text:span text:style-name="T6">1-re(j</text:span><text:span text:style-name="T2">θ)</text:span><text:span text:style-name="T6">z^(-1)</text:span></text:p>
      <text:p text:style-name="P8"/>
      <text:p text:style-name="P8"/>
      <text:p text:style-name="P8"/>
      <text:p text:style-name="P3">v. grd=(1- r^2)/(1+r^2-2rcos(<text:span text:style-name="T1">ω-θ))</text:span></text:p>
      <text:p text:style-name="P4">vi. <text:span text:style-name="T1">Αρκεί ο παρανομαστής να ειναι ισος με 1 άρα ω-θ=π και με αντικατάσταση </text:span>r=0.9 <text:span text:style-name="T1">βρίσκουμε το</text:span></text:p>
      <text:p text:style-name="P4"><text:span text:style-name="T1"><text:s text:c="5"/>μέγιστο </text:span>grd</text:p>
      <text:p text:style-name="P4"/>
      <text:p text:style-name="P4"/>
      <text:p text:style-name="P5">2. <text:s text:c="3"/><text:span text:style-name="T3">Στρατηγική 1</text:span></text:p>
      <text:p text:style-name="P9"><text:tab/>X1[n]=H[n]X[n]</text:p>
      <text:p text:style-name="P5"><text:tab/><text:span text:style-name="T7">X2[n]=H[n]X[-n]</text:span></text:p>
      <text:p text:style-name="P5"><text:tab/><text:span text:style-name="T7">Y[n]=(1/2)(H[n]X[n]+H[-n]X[n] <text:s text:c="3"/>/X[n] <text:s/>=&gt; H1=(1/2)(H[n]+H[-n]</text:span></text:p>
      <text:p text:style-name="P5"/>
      <text:p text:style-name="P5"><text:s text:c="5"/><text:span text:style-name="T3"><text:s/>Στρατηγική 2</text:span></text:p>
      <text:p text:style-name="P2"/>
      <text:p text:style-name="P5"><text:span text:style-name="T3"><text:tab/></text:span><text:span text:style-name="T7">X1[n]=H[n]X[n]</text:span></text:p>
      <text:p text:style-name="P5"><text:tab/><text:span text:style-name="T7">X2[n]=H[n]X1[-n]=H[n]H[-n]X[-n]</text:span></text:p>
      <text:p text:style-name="P5"><text:tab/><text:span text:style-name="T7">Y[n]=X2[-n]=H[-n]H[n]X[n] <text:s text:c="9"/>/X[n] <text:s text:c="2"/>=&gt; <text:s text:c="2"/>H2=H[-n]H[n]</text:span></text:p>
      <text:p text:style-name="P5"/>
      <text:p text:style-name="P2">τα 2 αυτά συστήματα έχουν μηδενική φάση</text:p>
      <text:p text:style-name="P2"/>
      <text:p text:style-name="P6">c. <text:span text:style-name="T1">Επιλέγουμε την δεύτερη στρατηγική </text:span><text:span text:style-name="T4">διότι αφαιρεί πιο αποτελεσματικά τις υψηλές συχνότητες</text:span></text:p>
      <text:p text:style-name="P3"><text:s text:c="4"/></text:p>
      <text:p text:style-name="P7"/>
      <text:p text:style-name="P7"/>
      <text:p text:style-name="P7"><text:tab/><text:tab/><text:tab/> <text:s/></text:p>
      <text:p text:style-name="P12">4.</text:p>
      <text:p text:style-name="P12"/>
      <text:p text:style-name="P12"><text:s text:c="4"/><text:span text:style-name="T5">iii.</text:span></text:p>
      <text:p text:style-name="P12"><text:span text:style-name="T5"><text:tab/></text:span><text:span text:style-name="T1">Δεν έχει ευσταθές και αιτιατό αντίστροφο διότι όπως φαίνεται από το γράφημα του 1ου </text:span><text:soft-page-break/><text:span text:style-name="T1">ερωτήματος δεν υπάρχουν μηδενικά στον μοναδιαίο κύκλο, μόνο πόλοι συνεπώς δεν έχει αιτιατό και ευσταθές αντίστροφο.</text:span></text:p>
      <text:p text:style-name="P12"><text:span text:style-name="T1"/></text:p>
      <text:p text:style-name="P10">iv.</text:p>
      <text:p text:style-name="P10"><text:tab/>Hmin(z)=(z^(-1) – e^(j<text:span text:style-name="T1">π/4)*1.25)(</text:span>z^(-1)-1.25e(j<text:span text:style-name="T1">π/4)))/(1-0.97</text:span>e^(<text:span text:style-name="T1">j3π/4))(1-0.97</text:span>e^(-j3<text:span text:style-name="T1">π/4)</text:span>z^(-1)</text:p>
      <text:p text:style-name="P10"/>
      <text:p text:style-name="P10"/>
      <text:p text:style-name="P10"/>
      <text:p text:style-name="P1"><text:s text:c="2"/></text:p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6M59S</meta:editing-duration>
    <meta:editing-cycles>5</meta:editing-cycles>
    <meta:generator>LibreOffice/5.0.2.2$Windows_x86 LibreOffice_project/37b43f919e4de5eeaca9b9755ed688758a8251fe</meta:generator>
    <dc:date>2016-11-27T22:54:45.684000000</dc:date>
    <meta:document-statistic meta:table-count="0" meta:image-count="0" meta:object-count="0" meta:page-count="2" meta:paragraph-count="35" meta:word-count="156" meta:character-count="1277" meta:non-whitespace-character-count="1028"/>
    <meta:user-defined meta:name="Info 1"/>
    <meta:user-defined meta:name="Info 2"/>
    <meta:user-defined meta:name="Info 3"/>
    <meta:user-defined meta:name="Info 4"/>
  </office:meta>
</office:document-meta>
</file>